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* {</text:p>
      <text:p text:style-name="Normalny"><text:s text:c="2"/>box-sizing: border-box;</text:p>
      <text:p text:style-name="Normalny"><text:s text:c="2"/>margin: 0;</text:p>
      <text:p text:style-name="Normalny"><text:s text:c="2"/>padding: 0;</text:p>
      <text:p text:style-name="Normalny">}</text:p>
      <text:p text:style-name="Normalny"/>
      <text:p text:style-name="Normalny">body {</text:p>
      <text:p text:style-name="Normalny"><text:s text:c="2"/>font-family: system-ui, sans-serif;</text:p>
      <text:p text:style-name="Normalny"><text:s text:c="2"/>background: #0f172a;</text:p>
      <text:p text:style-name="Normalny"><text:s text:c="2"/>color: #e5e7eb;</text:p>
      <text:p text:style-name="Normalny"><text:s text:c="2"/>line-height: 1.6;</text:p>
      <text:p text:style-name="Normalny">}</text:p>
      <text:p text:style-name="Normalny"/>
      <text:p text:style-name="Normalny">a {</text:p>
      <text:p text:style-name="Normalny"><text:s text:c="2"/>color: #38bdf8;</text:p>
      <text:p text:style-name="Normalny"><text:s text:c="2"/>text-decoration: none;</text:p>
      <text:p text:style-name="Normalny">}</text:p>
      <text:p text:style-name="Normalny"/>
      <text:p text:style-name="Normalny">header {</text:p>
      <text:p text:style-name="Normalny"><text:s text:c="2"/>background: #020617;</text:p>
      <text:p text:style-name="Normalny"><text:s text:c="2"/>padding: 20px;</text:p>
      <text:p text:style-name="Normalny">}</text:p>
      <text:p text:style-name="Normalny"/>
      <text:p text:style-name="Normalny">nav {</text:p>
      <text:p text:style-name="Normalny"><text:s text:c="2"/>max-width: 1100px;</text:p>
      <text:p text:style-name="Normalny"><text:s text:c="2"/>margin: auto;</text:p>
      <text:p text:style-name="Normalny"><text:s text:c="2"/>display: flex;</text:p>
      <text:soft-page-break/>
      <text:p text:style-name="Normalny"><text:s text:c="2"/>justify-content: space-between;</text:p>
      <text:p text:style-name="Normalny"><text:s text:c="2"/>align-items: center;</text:p>
      <text:p text:style-name="Normalny">}</text:p>
      <text:p text:style-name="Normalny"/>
      <text:p text:style-name="Normalny">nav a {</text:p>
      <text:p text:style-name="Normalny"><text:s text:c="2"/>margin-left: 20px;</text:p>
      <text:p text:style-name="Normalny"><text:s text:c="2"/>font-weight: 500;</text:p>
      <text:p text:style-name="Normalny">}</text:p>
      <text:p text:style-name="Normalny"/>
      <text:p text:style-name="Normalny">.container {</text:p>
      <text:p text:style-name="Normalny"><text:s text:c="2"/>max-width: 1100px;</text:p>
      <text:p text:style-name="Normalny"><text:s text:c="2"/>margin: auto;</text:p>
      <text:p text:style-name="Normalny"><text:s text:c="2"/>padding: 60px 20px;</text:p>
      <text:p text:style-name="Normalny">}</text:p>
      <text:p text:style-name="Normalny"/>
      <text:p text:style-name="Normalny">h1, h2 {</text:p>
      <text:p text:style-name="Normalny"><text:s text:c="2"/>color: #f8fafc;</text:p>
      <text:p text:style-name="Normalny"><text:s text:c="2"/>margin-bottom: 20px;</text:p>
      <text:p text:style-name="Normalny">}</text:p>
      <text:p text:style-name="Normalny"/>
      <text:p text:style-name="Normalny">.grid {</text:p>
      <text:p text:style-name="Normalny"><text:s text:c="2"/>display: grid;</text:p>
      <text:p text:style-name="Normalny"><text:s text:c="2"/>grid-template-columns: repeat(auto-fit, minmax(260px, 1fr));</text:p>
      <text:p text:style-name="Normalny"><text:s text:c="2"/>gap: 20px;</text:p>
      <text:p text:style-name="Normalny">}</text:p>
      <text:p text:style-name="Normalny"/>
      <text:p text:style-name="Normalny">.card {</text:p>
      <text:soft-page-break/>
      <text:p text:style-name="Normalny"><text:s text:c="2"/>background: #020617;</text:p>
      <text:p text:style-name="Normalny"><text:s text:c="2"/>padding: 20px;</text:p>
      <text:p text:style-name="Normalny"><text:s text:c="2"/>border-radius: 12px;</text:p>
      <text:p text:style-name="Normalny"><text:s text:c="2"/>transition: transform 0.2s ease;</text:p>
      <text:p text:style-name="Normalny">}</text:p>
      <text:p text:style-name="Normalny"/>
      <text:p text:style-name="Normalny">.card:hover {</text:p>
      <text:p text:style-name="Normalny"><text:s text:c="2"/>transform: translateY(-4px);</text:p>
      <text:p text:style-name="Normalny">}</text:p>
      <text:p text:style-name="Normalny"/>
      <text:p text:style-name="Normalny">footer {</text:p>
      <text:p text:style-name="Normalny"><text:s text:c="2"/>text-align: center;</text:p>
      <text:p text:style-name="Normalny"><text:s text:c="2"/>padding: 40px 20px;</text:p>
      <text:p text:style-name="Normalny"><text:s text:c="2"/>color: #64748b;</text:p>
      <text:p text:style-name="Normalny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48:00Z</meta:creation-date>
    <dc:date>2026-01-10T20:49:00Z</dc:date>
    <meta:template xlink:href="Normal.dotm" xlink:type="simple"/>
    <meta:editing-cycles>1</meta:editing-cycles>
    <meta:editing-duration>PT60S</meta:editing-duration>
    <meta:document-statistic meta:page-count="3" meta:paragraph-count="1" meta:word-count="129" meta:character-count="904" meta:row-count="6" meta:non-whitespace-character-count="776"/>
  </office:meta>
</office:document-meta>
</file>